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メイリオ" svg:font-family="メイリオ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表1" style:family="table">
      <style:table-properties style:width="16.193cm" fo:margin-left="0.831cm" table:align="left"/>
    </style:style>
    <style:style style:name="表1.A" style:family="table-column">
      <style:table-column-properties style:column-width="16.193cm"/>
    </style:style>
    <style:style style:name="表1.A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6.166cm" fo:margin-left="0.857cm" table:align="left"/>
    </style:style>
    <style:style style:name="表2.A" style:family="table-column">
      <style:table-column-properties style:column-width="16.166cm"/>
    </style:style>
    <style:style style:name="表2.A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6.219cm" fo:margin-left="0.804cm" table:align="left"/>
    </style:style>
    <style:style style:name="表3.A" style:family="table-column">
      <style:table-column-properties style:column-width="4.868cm"/>
    </style:style>
    <style:style style:name="表3.B" style:family="table-column">
      <style:table-column-properties style:column-width="5.662cm"/>
    </style:style>
    <style:style style:name="表3.C" style:family="table-column">
      <style:table-column-properties style:column-width="5.689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C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6.166cm" fo:margin-left="0.857cm" table:align="left"/>
    </style:style>
    <style:style style:name="表4.A" style:family="table-column">
      <style:table-column-properties style:column-width="4.789cm"/>
    </style:style>
    <style:style style:name="表4.B" style:family="table-column">
      <style:table-column-properties style:column-width="11.377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d8fb4"/>
    </style:style>
    <style:style style:name="P3" style:family="paragraph" style:parent-style-name="Text_20_body">
      <style:text-properties officeooo:paragraph-rsid="000ed625"/>
    </style:style>
    <style:style style:name="P4" style:family="paragraph" style:parent-style-name="Text_20_body">
      <style:text-properties officeooo:rsid="0011185b" officeooo:paragraph-rsid="0011185b"/>
    </style:style>
    <style:style style:name="P5" style:family="paragraph" style:parent-style-name="Table_20_Contents">
      <style:text-properties officeooo:rsid="000ed625" officeooo:paragraph-rsid="000ed625"/>
    </style:style>
    <style:style style:name="P6" style:family="paragraph" style:parent-style-name="Table_20_Contents">
      <style:text-properties officeooo:rsid="000ed625" officeooo:paragraph-rsid="000fcf4a"/>
    </style:style>
    <style:style style:name="P7" style:family="paragraph" style:parent-style-name="Table_20_Contents">
      <style:text-properties officeooo:rsid="000fcf4a" officeooo:paragraph-rsid="000fcf4a"/>
    </style:style>
    <style:style style:name="P8" style:family="paragraph" style:parent-style-name="Table_20_Contents">
      <style:text-properties officeooo:rsid="0012eed8" officeooo:paragraph-rsid="0012eed8"/>
    </style:style>
    <style:style style:name="P9" style:family="paragraph" style:parent-style-name="Table_20_Contents">
      <style:text-properties officeooo:rsid="00139409" officeooo:paragraph-rsid="00139409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rsid="0013f7ab" officeooo:paragraph-rsid="0013f7ab"/>
    </style:style>
    <style:style style:name="P12" style:family="paragraph" style:parent-style-name="Table_20_Contents">
      <style:text-properties officeooo:rsid="0013f7ab" officeooo:paragraph-rsid="0013f7ab"/>
    </style:style>
    <style:style style:name="P13" style:family="paragraph" style:parent-style-name="Table_20_Contents">
      <style:text-properties officeooo:rsid="0013f7ab" officeooo:paragraph-rsid="001578d5"/>
    </style:style>
    <style:style style:name="P14" style:family="paragraph" style:parent-style-name="Table_20_Contents">
      <style:text-properties officeooo:rsid="001578d5" officeooo:paragraph-rsid="001578d5"/>
    </style:style>
    <style:style style:name="P15" style:family="paragraph" style:parent-style-name="Heading_20_1">
      <style:text-properties officeooo:rsid="000d8fb4" officeooo:paragraph-rsid="000d8fb4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Table_20_Contents">
      <style:text-properties officeooo:rsid="0017e46b" officeooo:paragraph-rsid="0017e46b"/>
    </style:style>
    <style:style style:name="P19" style:family="paragraph" style:parent-style-name="Text_20_body" style:list-style-name="L1">
      <style:text-properties officeooo:paragraph-rsid="000d8fb4"/>
    </style:style>
    <style:style style:name="P20" style:family="paragraph" style:parent-style-name="Text_20_body">
      <style:text-properties officeooo:rsid="0017e46b" officeooo:paragraph-rsid="0017e46b"/>
    </style:style>
    <style:style style:name="T1" style:family="text">
      <style:text-properties officeooo:rsid="000fcf4a"/>
    </style:style>
    <style:style style:name="T2" style:family="text">
      <style:text-properties officeooo:rsid="001057b6"/>
    </style:style>
    <style:style style:name="T3" style:family="text">
      <style:text-properties officeooo:rsid="0012eed8"/>
    </style:style>
    <style:style style:name="T4" style:family="text">
      <style:text-properties officeooo:rsid="0013f7ab"/>
    </style:style>
    <style:style style:name="T5" style:family="text">
      <style:text-properties officeooo:rsid="001578d5"/>
    </style:style>
    <style:style style:name="T6" style:family="text">
      <style:text-properties officeooo:rsid="0017e4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性能評価指数</text:h>
      <text:p text:style-name="P2">学習済みモデルの評価指数のことである。</text:p>
      <text:p text:style-name="P2">混同行列（confusion_matrix）」というものがあるので整理する。</text:p>
      <text:p text:style-name="P2">例えば、「癌」か「癌じゃない」かを予想する場合、どんなパターンに分けられるかを整理すると次の4つのパターンになる。</text:p>
      <text:list xml:id="list2430092761" text:style-name="L1">
        <text:list-item>
          <text:p text:style-name="P19">真陽性(TP)：「癌」を「癌」と予測した</text:p>
        </text:list-item>
        <text:list-item>
          <text:p text:style-name="P19">偽陰性(FN)：「癌」を「癌じゃない」と予測した</text:p>
        </text:list-item>
        <text:list-item>
          <text:p text:style-name="P19">偽陽性(FP)：「癌じゃない」を「癌」と予測した</text:p>
        </text:list-item>
        <text:list-item>
          <text:p text:style-name="P19">真陰性(TN)：「癌じゃない」を「癌じゃない」と予測した</text:p>
        </text:list-item>
      </text:list>
      <text:h text:style-name="Heading_20_2" text:outline-level="2">混同行列の実装</text:h>
      <table:table table:name="表1" table:style-name="表1">
        <table:table-column table:style-name="表1.A"/>
        <table:table-row>
          <table:table-cell table:style-name="表1.A1" office:value-type="string">
            <text:p text:style-name="P5">import numpy</text:p>
            <text:p text:style-name="P5">from sklearn.metrics import <text:s/>confusion_matrix</text:p>
            <text:p text:style-name="P5"/>
            <text:p text:style-name="P5">y_true = [0,0,0,1,1,1] # 正解データ <text:span text:style-name="T2">0:陽性、1:陰性</text:span></text:p>
            <text:p text:style-name="P5">y_pred = [1,0,0,1,1,1] # 予想データ</text:p>
            <text:p text:style-name="P5"/>
            <text:p text:style-name="P6"><text:span text:style-name="T1">comfmat = </text:span><text:s/>confusion_matrix<text:span text:style-name="T1">(y_true, y_pred)</text:span></text:p>
            <text:p text:style-name="P6"/>
            <text:p text:style-name="P7">print(comfmat)</text:p>
          </table:table-cell>
        </table:table-row>
        <table:table-row>
          <table:table-cell table:style-name="表1.A2" office:value-type="string">
            <text:p text:style-name="P7">[[2, 1] <text:s text:c="6"/>TP, <text:span text:style-name="T2">FN</text:span></text:p>
            <text:p text:style-name="P7"><text:s/>[0, 3]] <text:s text:c="5"/><text:span text:style-name="T2">FP, TN</text:span></text:p>
          </table:table-cell>
        </table:table-row>
      </table:table>
      <text:h text:style-name="Heading_20_2" text:outline-level="2">正解率</text:h>
      <text:p text:style-name="P4">正解率とは、すべての事象の中で、診断結果があっていた(TPとTNに分類)数の割合です</text:p>
      <text:p text:style-name="P4">正解率 <text:span text:style-name="T3">= (TP + TN) / (FP + FN + TP + TN)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8">1.1を参照</text:p>
          </table:table-cell>
        </table:table-row>
        <table:table-row>
          <table:table-cell table:style-name="表2.A2" office:value-type="string">
            <text:p text:style-name="Table_20_Contents"><text:span text:style-name="T3">(</text:span>2 + 3<text:span text:style-name="T3">)</text:span> / <text:s/><text:span text:style-name="T3">(0 + 1 + 2 + 3) = 83.3%</text:span></text:p>
          </table:table-cell>
        </table:table-row>
      </table:table>
      <text:h text:style-name="Heading_20_2" text:outline-level="2">F値</text:h>
      <text:p text:style-name="P4">10000人のがん検診の結果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P10">がんであろう</text:p>
          </table:table-cell>
          <table:table-cell table:style-name="表3.C1" office:value-type="string">
            <text:p text:style-name="P10">がんではないであろう</text:p>
          </table:table-cell>
        </table:table-row>
        <table:table-row>
          <table:table-cell table:style-name="表3.A2" office:value-type="string">
            <text:p text:style-name="P9">がんである</text:p>
          </table:table-cell>
          <table:table-cell table:style-name="表3.A2" office:value-type="string">
            <text:p text:style-name="P11">60</text:p>
          </table:table-cell>
          <table:table-cell table:style-name="表3.C2" office:value-type="string">
            <text:p text:style-name="P11">40</text:p>
          </table:table-cell>
        </table:table-row>
        <table:table-row>
          <table:table-cell table:style-name="表3.A2" office:value-type="string">
            <text:p text:style-name="Table_20_Contents">がんではない</text:p>
          </table:table-cell>
          <table:table-cell table:style-name="表3.A2" office:value-type="string">
            <text:p text:style-name="P11">140</text:p>
          </table:table-cell>
          <table:table-cell table:style-name="表3.C2" office:value-type="string">
            <text:p text:style-name="P11">9760</text:p>
          </table:table-cell>
        </table:table-row>
      </table:table>
      <text:p text:style-name="P4"/>
      <table:table table:name="表4" table:style-name="表4">
        <table:table-column table:style-name="表4.A"/>
        <table:table-column table:style-name="表4.B"/>
        <text:soft-page-break/>
        <table:table-row>
          <table:table-cell table:style-name="表4.A1" office:value-type="string">
            <text:p text:style-name="P12">正解率</text:p>
          </table:table-cell>
          <table:table-cell table:style-name="表4.B1" office:value-type="string">
            <text:p text:style-name="P12">(60 + 9760) / (140 + 40 + 60 + 9760) = 98.2(%)</text:p>
          </table:table-cell>
        </table:table-row>
        <table:table-row>
          <table:table-cell table:style-name="表4.A2" table:number-columns-spanned="2" office:value-type="string">
            <text:p text:style-name="P12">F値：データの偏りが強いと正解率が高くなり、正解率を使うのは問題となる</text:p>
          </table:table-cell>
          <table:covered-table-cell/>
        </table:table-row>
        <table:table-row>
          <table:table-cell table:style-name="表4.A3" office:value-type="string">
            <text:p text:style-name="Table_20_Contents">適合率 <text:span text:style-name="T4">TP / (FP + TP)</text:span></text:p>
            <text:p text:style-name="Table_20_Contents"><text:s text:c="2"/>精度</text:p>
          </table:table-cell>
          <table:table-cell table:style-name="表4.A2" office:value-type="string">
            <text:p text:style-name="P12">60 / (60 + 140) = 30(%)</text:p>
          </table:table-cell>
        </table:table-row>
        <table:table-row>
          <table:table-cell table:style-name="表4.A3" office:value-type="string">
            <text:p text:style-name="Table_20_Contents">再現率 <text:span text:style-name="T4">TP / (FN + TP)</text:span></text:p>
          </table:table-cell>
          <table:table-cell table:style-name="表4.A2" office:value-type="string">
            <text:p text:style-name="P12">60 / (60 + 40) = 60(%)</text:p>
          </table:table-cell>
        </table:table-row>
        <table:table-row>
          <table:table-cell table:style-name="表4.A2" table:number-columns-spanned="2" office:value-type="string">
            <text:p text:style-name="P12">F値</text:p>
            <text:p text:style-name="P12"><text:s text:c="4"/>2 × (適合率 × 再現率) / (適合率 + 再現率) </text:p>
          </table:table-cell>
          <table:covered-table-cell/>
        </table:table-row>
        <table:table-row>
          <table:table-cell table:style-name="表4.A3" office:value-type="string">
            <text:p text:style-name="Table_20_Contents"/>
          </table:table-cell>
          <table:table-cell table:style-name="表4.A2" office:value-type="string">
            <text:p text:style-name="P13">2 × (<text:span text:style-name="T5">30</text:span> × <text:span text:style-name="T5">60</text:span>) / (<text:span text:style-name="T5">30</text:span> + <text:span text:style-name="T5">60</text:span>) <text:span text:style-name="T5">= 40(%)</text:span> </text:p>
          </table:table-cell>
        </table:table-row>
        <table:table-row>
          <table:table-cell table:style-name="表4.A2" table:number-columns-spanned="2" office:value-type="string">
            <text:p text:style-name="P14">F値、適合率、再現率ともに値が1 (100%) に近いほうが性能が良い</text:p>
          </table:table-cell>
          <table:covered-table-cell/>
        </table:table-row>
      </table:table>
      <text:p text:style-name="Text_20_body"/>
      <text:h text:style-name="Heading_20_2" text:outline-level="2">性能評価指数の実装</text:h>
      <table:table table:name="表5" table:style-name="表5">
        <table:table-column table:style-name="表5.A"/>
        <table:table-row>
          <table:table-cell table:style-name="表5.A1" office:value-type="string">
            <text:p text:style-name="Table_20_Contents">適合率 <text:span text:style-name="T6">= precision_score(正解ラベル, 予測ラベル)</text:span></text:p>
            <text:p text:style-name="P18">再現率 = recall_score(正解ラベル, 予測ラベル)</text:p>
            <text:p text:style-name="P18"/>
            <text:p text:style-name="P18">F1 = 2 × (適合率 × 再現率) / (適合率 + 再現率)</text:p>
          </table:table-cell>
        </table:table-row>
      </table:table>
      <text:p text:style-name="P20"/>
      <text:h text:style-name="P16" text:outline-level="1"/>
      <text:h text:style-name="P17" text:outline-level="1">PR曲線</text:h>
      <text:h text:style-name="Heading_20_2" text:outline-level="2">再現率と適合率の関係</text:h>
      <text:p text:style-name="P20"/>
      <text:p text:style-name="P20"/>
      <text:p text:style-name="P20"/>
      <text:p text:style-name="P3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メイリオ" svg:font-family="メイリオ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メイリオ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メイリオ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メイリオ" style:font-family-asian="メイリオ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asian="メイリオ" style:font-family-asian="メイリオ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8:02:14.491000000</meta:creation-date>
    <dc:date>2020-02-05T17:44:17.899000000</dc:date>
    <meta:editing-duration>PT36M3S</meta:editing-duration>
    <meta:editing-cycles>10</meta:editing-cycles>
    <meta:generator>LibreOffice/6.2.8.2$Windows_X86_64 LibreOffice_project/f82ddfca21ebc1e222a662a32b25c0c9d20169ee</meta:generator>
    <meta:document-statistic meta:table-count="5" meta:image-count="0" meta:object-count="0" meta:page-count="3" meta:paragraph-count="51" meta:word-count="597" meta:character-count="1057" meta:non-whitespace-character-count="904"/>
  </office:meta>
</office:document-meta>
</file>